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09444" officeooo:paragraph-rsid="0014a895"/>
    </style:style>
    <style:style style:name="P2" style:family="paragraph" style:parent-style-name="Standard">
      <style:text-properties officeooo:rsid="00109444" officeooo:paragraph-rsid="00109444"/>
    </style:style>
    <style:style style:name="P3" style:family="paragraph" style:parent-style-name="Standard">
      <style:text-properties officeooo:rsid="00109444" officeooo:paragraph-rsid="00155dd2"/>
    </style:style>
    <style:style style:name="P4" style:family="paragraph" style:parent-style-name="Standard">
      <style:text-properties style:font-name="Liberation Serif" officeooo:rsid="0013ee79" officeooo:paragraph-rsid="00109444" style:font-name-asian="Liberation Serif" style:font-name-complex="Liberation Serif"/>
    </style:style>
    <style:style style:name="T1" style:family="text">
      <style:text-properties style:font-name="Liberation Serif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ат-Өлзий <text:s text:c="31"/><text:tab/><text:tab/><text:tab/><text:tab/><text:tab/><text:tab/><text:tab/><text:tab/> <text:s/>Бат–Өлзий</text:p>
      <text:p text:style-name="P1"/>
      <text:p text:style-name="P1">1990–2000 <text:s text:c="124"/>1990–2000 </text:p>
      <text:p text:style-name="P2"/>
      <text:p text:style-name="P3">Дархан—Улаанбаатар <text:s text:c="86"/>Дархан—Улаанбаатар</text:p>
      <text:p text:style-name="P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21:34:27.514445000</meta:creation-date>
    <dc:date>2025-08-23T22:26:11.680544000</dc:date>
    <meta:editing-duration>PT1M31S</meta:editing-duration>
    <meta:editing-cycles>1</meta:editing-cycles>
    <meta:document-statistic meta:table-count="0" meta:image-count="0" meta:object-count="0" meta:page-count="1" meta:paragraph-count="3" meta:word-count="11" meta:character-count="327" meta:non-whitespace-character-count="72"/>
    <meta:generator>LibreOffice/25.8.0.4$MacOSX_AARCH64 LibreOffice_project/48f00303701489684e67c38c28aff00cd5929e67</meta:generator>
  </office:meta>
</office:document-meta>
</file>